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99cm" table:align="margins"/>
    </style:style>
    <style:style style:name="表1.A" style:family="table-column">
      <style:table-column-properties style:column-width="0.893cm" style:rel-column-width="3438*"/>
    </style:style>
    <style:style style:name="表1.B" style:family="table-column">
      <style:table-column-properties style:column-width="3.425cm" style:rel-column-width="13209*"/>
    </style:style>
    <style:style style:name="表1.C" style:family="table-column">
      <style:table-column-properties style:column-width="3.974cm" style:rel-column-width="15319*"/>
    </style:style>
    <style:style style:name="表1.D" style:family="table-column">
      <style:table-column-properties style:column-width="3.974cm" style:rel-column-width="15320*"/>
    </style:style>
    <style:style style:name="表1.E" style:family="table-column">
      <style:table-column-properties style:column-width="4.734cm" style:rel-column-width="1824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E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style:language-asian="ja" style:country-asian="JP"/>
    </style:style>
    <style:style style:name="P3" style:family="paragraph" style:parent-style-name="Text_20_body">
      <style:text-properties fo:font-size="10.5pt" style:font-size-asian="10.5pt" style:language-asian="ja" style:country-asian="JP" style:font-size-complex="10.5pt"/>
    </style:style>
    <style:style style:name="P4" style:family="paragraph" style:parent-style-name="Text_20_body">
      <style:paragraph-properties fo:break-before="page"/>
      <style:text-properties fo:font-size="10.5pt" style:font-size-asian="10.5pt" style:language-asian="ja" style:country-asian="JP" style:font-size-complex="10.5pt"/>
    </style:style>
    <style:style style:name="P5" style:family="paragraph" style:parent-style-name="Table_20_Contents">
      <style:text-properties fo:font-size="10.5pt" style:font-size-asian="10.5pt" style:font-size-complex="10.5pt"/>
    </style:style>
    <style:style style:name="P6" style:family="paragraph" style:parent-style-name="Text_20_body">
      <style:paragraph-properties fo:break-before="page"/>
      <style:text-properties fo:font-size="10.5pt" style:font-size-asian="10.5pt" style:language-asian="ja" style:country-asian="JP" style:font-size-complex="10.5pt"/>
    </style:style>
    <style:style style:name="P7" style:family="paragraph" style:parent-style-name="Heading_20_1">
      <style:text-properties fo:font-size="16pt" style:font-size-asian="16pt" style:language-asian="ja" style:country-asian="JP" style:font-size-complex="16pt"/>
    </style:style>
    <style:style style:name="P8" style:family="paragraph" style:parent-style-name="Heading_20_1">
      <style:text-properties fo:font-size="14pt" style:font-size-asian="14pt" style:language-asian="ja" style:country-asian="JP" style:font-size-complex="14pt"/>
    </style:style>
    <style:style style:name="P9" style:family="paragraph" style:parent-style-name="Heading_20_3">
      <style:text-properties fo:font-size="14pt" style:font-size-asian="14pt" style:font-size-complex="14pt"/>
    </style:style>
    <style:style style:name="P10" style:family="paragraph" style:parent-style-name="Heading_20_4">
      <style:text-properties style:language-asian="ja" style:country-asian="JP"/>
    </style:style>
    <style:style style:name="P11" style:family="paragraph" style:parent-style-name="Table_20_Contents">
      <style:text-properties fo:font-size="10.5pt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13" style:family="paragraph" style:parent-style-name="Table_20_Contents">
      <style:text-properties fo:font-size="10.5pt" style:font-size-asian="10.5pt" style:language-asian="ja" style:country-asian="JP" style:font-size-complex="10.5pt"/>
    </style:style>
    <style:style style:name="T1" style:family="text">
      <style:text-properties style:language-asian="ja" style:country-asian="JP"/>
    </style:style>
    <style:style style:name="T2" style:family="text">
      <style:text-properties fo:font-size="10.5pt" style:font-size-asian="10.5pt" style:language-asian="ja" style:country-asian="JP" style:font-size-complex="10.5pt"/>
    </style:style>
    <style:style style:name="T3" style:family="text">
      <style:text-properties style:text-line-through-style="solid" style:text-line-through-type="double" fo:font-size="10.5pt" style:font-size-asian="10.5pt" style:language-asian="ja" style:country-asian="JP" style:font-size-complex="10.5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[Web]</text:h>
      <text:p text:style-name="P1"/>
      <text:h text:style-name="Heading_20_2" text:outline-level="2">呼び出し側</text:h>
      <text:h text:style-name="Heading_20_3" text:outline-level="3">URL</text:h>
      <text:p text:style-name="Text_20_body"><text:tab/><text:a xlink:type="simple" xlink:href="http://shot.no-ip.info/shot?http://www.yahoo.co.jp/">http://shot.no-ip.info/shot?http://www.yahoo.co.jp/</text:a><text:span text:style-name="T3"><text:tab/>没</text:span></text:p>
      <text:p text:style-name="Text_20_body"><text:span text:style-name="T2"><text:tab/>&lt;?php webshot(“</text:span><text:a xlink:type="simple" xlink:href="http://www.yahoo.co.jp/">http://www.yahoo.co.jp/</text:a><text:span text:style-name="T2">”); ?&gt;</text:span></text:p>
      <text:p text:style-name="P1"/>
      <text:h text:style-name="Heading_20_2" text:outline-level="2">webshot.php</text:h>
      <text:p text:style-name="Text_20_body"/>
      <text:h text:style-name="Heading_20_3" text:outline-level="3">url部をチェックする</text:h>
      <text:h text:style-name="Heading_20_3" text:outline-level="3">既知のurlであった場合</text:h>
      <text:h text:style-name="Heading_20_4" text:outline-level="4">urlに対応する画像の有無をチェックする</text:h>
      <text:h text:style-name="P10" text:outline-level="4">urlに対応する画像がある</text:h>
      <text:p text:style-name="P2">・画像を表示する。</text:p>
      <text:h text:style-name="P10" text:outline-level="4">urlに対応する画像がない</text:h>
      <text:p text:style-name="Text_20_body"><text:span text:style-name="T1">・</text:span>代替画像を表示する<text:span text:style-name="T1">。</text:span></text:p>
      <text:h text:style-name="Heading_20_3" text:outline-level="3">既知のurlでなかったら</text:h>
      <text:h text:style-name="Heading_20_4" text:outline-level="4">Snapshot<text:span text:style-name="T1">を取得する</text:span></text:h>
      <text:p text:style-name="P3">・仮想画面でFirefoxを起動する</text:p>
      <text:p text:style-name="P3">・対象のURLにアクセスする</text:p>
      <text:p text:style-name="P3">・Image::Magickでスクリーンショットを撮る</text:p>
      <text:p text:style-name="P3">・撮った画像を縮小する</text:p>
      <text:p text:style-name="P3"/>
      <text:p text:style-name="P4"/>
      <text:h text:style-name="P7" text:outline-level="1">[crawler]</text:h>
      <text:p text:style-name="P3"/>
      <text:h text:style-name="Heading_20_2" text:outline-level="2">駆動</text:h>
      <text:p text:style-name="P3"><text:tab/>Cron</text:p>
      <text:p text:style-name="P3"/>
      <text:h text:style-name="Heading_20_2" text:outline-level="2">crawler.sh</text:h>
      <text:h text:style-name="Heading_20_3" text:outline-level="3">Snapshot取得リストを見る</text:h>
      <text:h text:style-name="P9" text:outline-level="3">Snapshot<text:span text:style-name="T1">取得済みである</text:span></text:h>
      <text:p text:style-name="P3">・何もしない</text:p>
      <text:h text:style-name="Heading_20_3" text:outline-level="3">snapshot未取得である</text:h>
      <text:p text:style-name="P3">・snapshotを取る</text:p>
      <text:p text:style-name="P3">・取得済みとする</text:p>
      <text:p text:style-name="P3"/>
      <text:p text:style-name="P3"/>
      <text:p text:style-name="P4"/>
      <text:h text:style-name="P8" text:outline-level="1">[DB]</text:h>
      <text:h text:style-name="Heading_20_2" text:outline-level="2">管理値</text:h>
      <text:h text:style-name="Heading_20_3" text:outline-level="3">Urlごとに用意するkey値</text:h>
      <text:p text:style-name="P3">・MD5</text:p>
      <text:p text:style-name="P3">・sha-1</text:p>
      <text:p text:style-name="P3"/>
      <text:h text:style-name="Heading_20_3" text:outline-level="3">テーブル</text:h>
      <text:p text:style-name="P3">Shotdb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row>
          <table:table-cell table:style-name="表1.A1" office:value-type="string">
            <text:p text:style-name="P12">No.</text:p>
          </table:table-cell>
          <table:table-cell table:style-name="表1.A1" office:value-type="string">
            <text:p text:style-name="P12">Name</text:p>
          </table:table-cell>
          <table:table-cell table:style-name="表1.A1" office:value-type="string">
            <text:p text:style-name="P12">Length</text:p>
          </table:table-cell>
          <table:table-cell table:style-name="表1.A1" office:value-type="string">
            <text:p text:style-name="P12">Type</text:p>
          </table:table-cell>
          <table:table-cell table:style-name="表1.E1" office:value-type="string">
            <text:p text:style-name="P12">ex.</text:p>
          </table:table-cell>
        </table:table-row>
        <table:table-row>
          <table:table-cell table:style-name="表1.A2" office:value-type="string">
            <text:p text:style-name="P5">1*</text:p>
          </table:table-cell>
          <table:table-cell table:style-name="表1.A2" office:value-type="string">
            <text:p text:style-name="P5">md5</text:p>
          </table:table-cell>
          <table:table-cell table:style-name="表1.C2" office:value-type="float" office:value="32">
            <text:p text:style-name="P5">32</text:p>
          </table:table-cell>
          <table:table-cell table:style-name="表1.A2" office:value-type="string">
            <text:p text:style-name="P5">VARCHAR</text:p>
          </table:table-cell>
          <table:table-cell table:style-name="表1.E2" office:value-type="string">
            <text:p text:style-name="P5">MD5(32文字の16進数)</text:p>
            <text:p text:style-name="P5">sha-1(40文字の16進数)</text:p>
          </table:table-cell>
        </table:table-row>
        <table:table-row>
          <table:table-cell table:style-name="表1.C2" office:value-type="float" office:value="2">
            <text:p text:style-name="P5">2</text:p>
          </table:table-cell>
          <table:table-cell table:style-name="表1.A2" office:value-type="string">
            <text:p text:style-name="P5">flag</text:p>
          </table:table-cell>
          <table:table-cell table:style-name="表1.C2" office:value-type="float" office:value="1">
            <text:p text:style-name="P5">1</text:p>
          </table:table-cell>
          <table:table-cell table:style-name="表1.A2" office:value-type="string">
            <text:p text:style-name="P13">BOOL</text:p>
          </table:table-cell>
          <table:table-cell table:style-name="表1.E2" office:value-type="string">
            <text:p text:style-name="P5">0 … <text:span text:style-name="T1">未取得</text:span></text:p>
            <text:p text:style-name="P13">1 … 取得済み</text:p>
          </table:table-cell>
        </table:table-row>
        <table:table-row>
          <table:table-cell table:style-name="表1.C2" office:value-type="float" office:value="3">
            <text:p text:style-name="P5">3</text:p>
          </table:table-cell>
          <table:table-cell table:style-name="表1.A2" office:value-type="string">
            <text:p text:style-name="P5">ins_date</text:p>
          </table:table-cell>
          <table:table-cell table:style-name="表1.C2">
            <text:p text:style-name="P5"/>
          </table:table-cell>
          <table:table-cell table:style-name="表1.A2" office:value-type="string">
            <text:p text:style-name="P5">TIMESTAMP</text:p>
          </table:table-cell>
          <table:table-cell table:style-name="表1.E2" office:value-type="string">
            <text:p text:style-name="P5"/>
          </table:table-cell>
        </table:table-row>
        <table:table-row>
          <table:table-cell table:style-name="表1.C2" office:value-type="float" office:value="4">
            <text:p text:style-name="P5">4</text:p>
          </table:table-cell>
          <table:table-cell table:style-name="表1.A2" office:value-type="string">
            <text:p text:style-name="P5">shot_date</text:p>
          </table:table-cell>
          <table:table-cell table:style-name="表1.C2">
            <text:p text:style-name="P5"/>
          </table:table-cell>
          <table:table-cell table:style-name="表1.A2" office:value-type="string">
            <text:p text:style-name="P5">TIMESTAMP</text:p>
          </table:table-cell>
          <table:table-cell table:style-name="表1.E2" office:value-type="string">
            <text:p text:style-name="P5"/>
          </table:table-cell>
        </table:table-row>
        <table:table-row>
          <table:table-cell table:style-name="表1.C2" office:value-type="float" office:value="5">
            <text:p text:style-name="P5">5</text:p>
          </table:table-cell>
          <table:table-cell table:style-name="表1.A2" office:value-type="string">
            <text:p text:style-name="P5">url</text:p>
          </table:table-cell>
          <table:table-cell table:style-name="表1.C2" office:value-type="float" office:value="2084">
            <text:p text:style-name="P5">2084</text:p>
          </table:table-cell>
          <table:table-cell table:style-name="表1.A2" office:value-type="string">
            <text:p text:style-name="P5"/>
          </table:table-cell>
          <table:table-cell table:style-name="表1.E2" office:value-type="string">
            <text:p text:style-name="P5">IE … 2083<text:span text:style-name="T1">文字</text:span></text:p>
            <text:p text:style-name="P5">http://www.yahoo.co.jp/</text:p>
          </table:table-cell>
        </table:table-row>
      </table:table>
      <text:p text:style-name="P3"/>
      <text:h text:style-name="Heading_20_3" text:outline-level="3">SQL</text:h>
      <text:p text:style-name="Text_20_body">mysql&gt; create table shottab ( md5 varchar(32), flag bool, ins_date timestamp, shot_date timestamp, url varchar(2084),primary key (md5) );</text:p>
      <text:p text:style-name="Text_20_body"/>
      <text:p text:style-name="P4"/>
      <text:h text:style-name="Heading_20_1" text:outline-level="1">[Firefox]</text:h>
      <text:p text:style-name="P3">起動しっぱなしで、アクセスしづけるようにしたい。</text:p>
      <text:p text:style-name="P3">→タブがうざいか</text:p>
      <text:p text:style-name="P3"/>
      <text:p text:style-name="P3">停止させるのはマシン停止時ぐらいorたまに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勝弘 荻窪</meta:initial-creator>
    <meta:creation-date>2010-07-24T19:56:25.84</meta:creation-date>
    <dc:date>2010-07-31T15:46:36.43</dc:date>
    <dc:creator>勝弘 荻窪</dc:creator>
    <meta:editing-duration>PT16H55M49S</meta:editing-duration>
    <meta:editing-cycles>15</meta:editing-cycles>
    <meta:generator>OpenOffice.org/3.2$Win32 OpenOffice.org_project/320m18$Build-9502</meta:generator>
    <meta:document-statistic meta:table-count="1" meta:image-count="0" meta:object-count="0" meta:page-count="4" meta:paragraph-count="70" meta:word-count="268" meta:character-count="958"/>
  </office:meta>
</office:document-meta>
</file>